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Table_20_Contents">
      <style:text-properties officeooo:paragraph-rsid="005460a5"/>
    </style:style>
    <style:style style:name="P61" style:family="paragraph" style:parent-style-name="Standard">
      <style:text-properties fo:font-size="2pt" style:font-size-asian="2pt" style:font-size-complex="2pt"/>
    </style:style>
    <style:style style:name="P62" style:family="paragraph" style:parent-style-name="Standard">
      <style:text-properties officeooo:paragraph-rsid="00a84e84"/>
    </style:style>
    <style:style style:name="P63" style:family="paragraph" style:parent-style-name="Standard">
      <style:text-properties officeooo:rsid="00ad7c61" officeooo:paragraph-rsid="006432c5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7" style:family="paragraph" style:parent-style-name="Frame_20_contents">
      <style:paragraph-properties fo:text-align="justify" style:justify-single-word="false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rsid="00bf031a" officeooo:paragraph-rsid="00bf031a" style:font-size-asian="8pt" style:font-style-asian="normal" style:font-name-complex="Lucida Sans" style:font-size-complex="8pt" style:font-style-complex="normal"/>
    </style:style>
    <style:style style:name="P8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8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8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c554d9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bd7c3e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0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25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rsid="00bf031a" officeooo:paragraph-rsid="00bf031a" style:font-size-asian="8pt" style:font-style-asian="normal" style:font-name-complex="Lucida Sans" style:font-size-complex="8pt" style:font-style-complex="normal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c554d9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bd7c3e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RUBEN VERÓN</text:p>
              <text:p text:style-name="MP20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2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3"><text:s/></text:p>
              <text:p text:style-name="MP24"><text:span text:style-name="MT23">Apellido y Nombre / Razón Social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5"/>
              <text:p text:style-name="MP26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7"/>
              <text:p text:style-name="MP28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9"/>
              <text:p text:style-name="MP28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30"/>
              <text:p text:style-name="MP31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2"/>
              <text:p text:style-name="MP33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4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5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6"><text:span text:style-name="MT39">Cond. Venta</text:span><text:span text:style-name="MT40">:</text:span><text:span text:style-name="MT41"><text:text-input text:description="&lt;if test=&quot;eval(o.payments_widget.replace('false','False'))&quot;&gt;">IF2</text:text-input></text:span><text:span text:style-name="MT42"> </text:span><text:span text:style-name="MT43"><text:text-input text:description="&lt;eval(o.payments_widget.replace('false','False'))['content'][0]['journal_name']&gt;">30/60/90 días fin de mes</text:text-input></text:span><text:span text:style-name="MT43"> </text:span><text:span text:style-name="MT44"><text:text-input text:description="&lt;/if&gt;">&lt;/if&gt;</text:text-input></text:span></text:p>
            </table:table-cell>
            <table:table-cell table:style-name="Table9.B1" office:value-type="string">
              <text:p text:style-name="MP37"><text:span text:style-name="MT41"><text:text-input text:description="&lt;if test=&quot;print_commercial&quot;&gt;">IF2</text:text-input></text:span><text:span text:style-name="MT39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4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8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7"><text:span text:style-name="MT52">Doc. Origen</text:span><text:span text:style-name="MT53">:</text:span><text:span text:style-name="MT54"> </text:span><text:span text:style-name="MT47"><text:text-input text:description="&lt;o.origin&gt;">R1231231 – R1231321</text:text-input></text:span></text:p>
              <text:p text:style-name="MP40"><text:span text:style-name="MT55">Referencia: </text:span><text:span text:style-name="MT56"><text:placeholder text:placeholder-type="text">&lt;o.name&gt;</text:placeholder></text:span></text:p>
              <text:p text:style-name="MP41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2">P. Lista</text:p>
            </table:table-cell>
            <table:table-cell table:style-name="Table10.D1" office:value-type="string">
              <text:p text:style-name="MP44">%<text:span text:style-name="MT63">Bon.</text:span></text:p>
            </table:table-cell>
            <table:table-cell table:style-name="Table10.E1" office:value-type="string">
              <text:p text:style-name="MP42">P. Neto</text:p>
            </table:table-cell>
            <table:table-cell table:style-name="Table10.F1" office:value-type="string">
              <text:p text:style-name="MP42">Cantidad</text:p>
            </table:table-cell>
            <table:table-cell table:style-name="Table10.G1" office:value-type="string">
              <text:p text:style-name="MP42">T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6"><text:span text:style-name="MT65">OBSERVACIONES</text:span>: <text:span text:style-name="MT66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05T19:47:29.273655832</dc:date>
    <meta:editing-duration>P2DT5H7M35S</meta:editing-duration>
    <meta:editing-cycles>415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13" meta:character-count="2325" meta:non-whitespace-character-count="2193"/>
  </office:meta>
</office:document-meta>
</file>